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588cm"/>
    </style:style>
    <style:style style:name="co22" style:family="table-column">
      <style:table-column-properties fo:break-before="auto" style:column-width="1.859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12.617cm"/>
    </style:style>
    <style:style style:name="co25" style:family="table-column">
      <style:table-column-properties fo:break-before="auto" style:column-width="5.699cm"/>
    </style:style>
    <style:style style:name="co26" style:family="table-column">
      <style:table-column-properties fo:break-before="auto" style:column-width="9.894cm"/>
    </style:style>
    <style:style style:name="co27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9" style:family="table-cell" style:parent-style-name="Default" style:data-style-name="N109"/>
    <style:style style:name="ce10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0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 table:number-columns-repeated="2"/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11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 table:number-rows-repeated="104840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8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8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8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8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8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8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8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8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8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8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2"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8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8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8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8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8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8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8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3"/>
          <table:table-cell office:value-type="string" calcext:value-type="string">
            <text:p>https://brucepolanward7.wixsite.com/bruce-polan</text:p>
          </table:table-cell>
          <table:table-cell table:number-columns-repeated="4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8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8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8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8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7" table:default-cell-style-name="ce1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00-00-00</text:date>, <text:time style:data-style-name="N2" text:time-value="20:15:22.2991219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24T01:56:08.893631304</dc:date>
    <meta:editing-duration>P3DT17H6M9S</meta:editing-duration>
    <meta:editing-cycles>129</meta:editing-cycles>
    <meta:document-statistic meta:table-count="5" meta:cell-count="2277" meta:object-count="0"/>
  </office:meta>
</office:document-meta>
</file>